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5.909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3.52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tandard flow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>
            <text:p>user</text:p>
          </table:table-cell>
          <table:table-cell table:style-name="ce1"/>
          <table:table-cell table:style-name="ce1" office:value-type="string">
            <text:p>www browser</text:p>
          </table:table-cell>
          <table:table-cell table:style-name="ce1"/>
          <table:table-cell table:style-name="ce1" office:value-type="string">
            <text:p>web application server</text:p>
          </table:table-cell>
          <table:table-cell table:style-name="ce1"/>
          <table:table-cell table:style-name="ce1" office:value-type="string">
            <text:p>sessi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>
            <text:p>same pag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↓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ubmit</text:p>
          </table:table-cell>
          <table:table-cell office:value-type="string">
            <text:p>→</text:p>
          </table:table-cell>
          <table:table-cell table:style-name="ce3" office:value-type="string">
            <text:p>submit</text:p>
          </table:table-cell>
          <table:table-cell office:value-type="string">
            <text:p>→</text:p>
          </table:table-cell>
          <table:table-cell table:style-name="ce3" office:value-type="string">
            <text:p>invoke action1 metho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7" office:value-type="string">
            <text:p>flush scope start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string">
            <text:p>↓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6" office:value-type="string">
            <text:p>store request parameter to session</text:p>
          </table:table-cell>
          <table:table-cell table:style-name="ce5" office:value-type="string">
            <text:p>→</text:p>
          </table:table-cell>
          <table:table-cell table:style-name="ce6" office:value-type="string" table:number-columns-spanned="1" table:number-rows-spanned="7">
            <text:p>request parameter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string">
            <text:p>↓</text:p>
          </table:table-cell>
          <table:table-cell table:style-name="ce5"/>
          <table:covered-table-cell table:style-name="ce5"/>
        </table:table-row>
        <table:table-row table:style-name="ro1">
          <table:table-cell table:number-columns-repeated="2"/>
          <table:table-cell table:style-name="ce6" office:value-type="string">
            <text:p>receive redirect response</text:p>
          </table:table-cell>
          <table:table-cell table:style-name="ce5" office:value-type="string">
            <text:p>←</text:p>
          </table:table-cell>
          <table:table-cell table:style-name="ce6" office:value-type="string">
            <text:p>redirect response</text:p>
          </table:table-cell>
          <table:table-cell table:style-name="ce5"/>
          <table:covered-table-cell table:style-name="ce5"/>
        </table:table-row>
        <table:table-row table:style-name="ro1">
          <table:table-cell table:number-columns-repeated="2"/>
          <table:table-cell table:style-name="ce5" office:value-type="string">
            <text:p>↓</text:p>
          </table:table-cell>
          <table:table-cell table:style-name="ce5" table:number-columns-repeated="3"/>
          <table:covered-table-cell table:style-name="ce5"/>
        </table:table-row>
        <table:table-row table:style-name="ro1">
          <table:table-cell table:number-columns-repeated="2"/>
          <table:table-cell table:style-name="ce6" office:value-type="string">
            <text:p>request redirected location</text:p>
          </table:table-cell>
          <table:table-cell table:style-name="ce5" office:value-type="string">
            <text:p>→</text:p>
          </table:table-cell>
          <table:table-cell table:style-name="ce7" office:value-type="string">
            <text:p>flush scope end</text:p>
          </table:table-cell>
          <table:table-cell table:style-name="ce5"/>
          <table:covered-table-cell table:style-name="ce5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string">
            <text:p>↓</text:p>
          </table:table-cell>
          <table:table-cell table:style-name="ce5"/>
          <table:covered-table-cell table:style-name="ce5"/>
        </table:table-row>
        <table:table-row table:style-name="ro1">
          <table:table-cell table:number-columns-repeated="2"/>
          <table:table-cell table:style-name="ce5" table:number-columns-repeated="2"/>
          <table:table-cell table:style-name="ce6" office:value-type="string">
            <text:p>delivery request parameters to action</text:p>
          </table:table-cell>
          <table:table-cell table:style-name="ce5" office:value-type="string">
            <text:p>←</text:p>
          </table:table-cell>
          <table:covered-table-cell table:style-name="ce5"/>
        </table:table-row>
        <table:table-row table:style-name="ro1">
          <table:table-cell table:number-columns-repeated="4"/>
          <table:table-cell office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>
            <text:p>invoke action2 metho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↓</text:p>
          </table:table-cell>
          <table:table-cell table:number-columns-repeated="2"/>
        </table:table-row>
        <table:table-row table:style-name="ro1">
          <table:table-cell table:style-name="ce3" office:value-type="string">
            <text:p>view response</text:p>
          </table:table-cell>
          <table:table-cell office:value-type="string">
            <text:p>←</text:p>
          </table:table-cell>
          <table:table-cell table:style-name="ce3" office:value-type="string">
            <text:p>receive response</text:p>
          </table:table-cell>
          <table:table-cell office:value-type="string">
            <text:p>←</text:p>
          </table:table-cell>
          <table:table-cell table:style-name="ce3" office:value-type="string">
            <text:p>same response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style-name="ce4" table:number-columns-repeated="7"/>
        </table:table-row>
        <table:table-row table:style-name="ro1">
          <table:table-cell table:style-name="ce4" table:number-columns-repeated="7"/>
        </table:table-row>
      </table:table>
      <table:table table:name="illeagal flow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9">2013/01/19</text:date>, <text:time>01:33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8T23:33:42.02</meta:creation-date>
    <dc:date>2013-01-19T01:33:59.77</dc:date>
    <meta:editing-duration>PT1H45M7S</meta:editing-duration>
    <meta:editing-cycles>2</meta:editing-cycles>
    <meta:generator>OpenOffice.org/3.4.1$Win32 OpenOffice.org_project/341m1$Build-9593</meta:generator>
    <meta:document-statistic meta:table-count="3" meta:cell-count="36" meta:object-count="0"/>
  </office:meta>
</office:document-meta>
</file>